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54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201.71pt"/>
    </style:style>
    <style:style style:name="co4" style:family="table-column">
      <style:table-column-properties fo:break-before="auto" style:column-width="101.34pt"/>
    </style:style>
    <style:style style:name="co5" style:family="table-column">
      <style:table-column-properties fo:break-before="auto" style:column-width="129.15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76.6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ccff"/>
    </style:style>
    <style:style style:name="ce3" style:family="table-cell" style:parent-style-name="Default">
      <style:table-cell-properties fo:background-color="#ff33ff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fo:background-color="#00ccff"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fo:background-color="#ff33ff" style:text-align-source="fix" style:repeat-content="false"/>
      <style:paragraph-properties fo:text-align="start" fo:margin-left="0pt"/>
    </style:style>
    <style:style style:name="ce8" style:family="table-cell" style:parent-style-name="Default">
      <style:text-properties fo:color="#000000" style:font-name="Liberation Sans Narrow" fo:language="es" fo:country="AR" style:font-name-asian="Microsoft YaHei" style:font-name-complex="Mang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2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4" office:value-type="string" calcext:value-type="string">
            <text:p>Value</text:p>
          </table:table-cell>
          <table:table-cell table:style-name="ce1" office:value-type="string" calcext:value-type="string">
            <text:p>Link Mouser</text:p>
          </table:table-cell>
          <table:table-cell table:style-name="ce1" office:value-type="string" calcext:value-type="string">
            <text:p>Nro. Parte</text:p>
          </table:table-cell>
          <table:table-cell table:style-name="ce1"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0uF</text:p>
          </table:table-cell>
          <table:table-cell table:formula="of:=HYPERLINK(&quot;http://ar.mouser.com/Search/Refine.aspx?Keyword=&quot;&amp;[.F2];[.F2])" office:value-type="string" office:string-value="T491A106K010AT" calcext:value-type="string">
            <text:p>T491A106K010AT</text:p>
          </table:table-cell>
          <table:table-cell office:value-type="string" calcext:value-type="string">
            <text:p>T491A106K010AT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13, C23, C24, C25, C26, C27, C3, C4, C8</text:p>
          </table:table-cell>
          <table:table-cell office:value-type="string" calcext:value-type="string">
            <text:p>100nF</text:p>
          </table:table-cell>
          <table:table-cell table:formula="of:=HYPERLINK(&quot;http://ar.mouser.com/Search/Refine.aspx?Keyword=&quot;&amp;[.F3];[.F3])" office:value-type="string" office:string-value="80-C0603C104K5R" calcext:value-type="string">
            <text:p>80-C0603C104K5R</text:p>
          </table:table-cell>
          <table:table-cell table:style-name="ce8" office:value-type="string" calcext:value-type="string">
            <text:p>80-C0603C104K5R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4, C22, C28, C5</text:p>
          </table:table-cell>
          <table:table-cell office:value-type="string" calcext:value-type="string">
            <text:p>10nF</text:p>
          </table:table-cell>
          <table:table-cell table:formula="of:=HYPERLINK(&quot;http://ar.mouser.com/Search/Refine.aspx?Keyword=&quot;&amp;[.F4];[.F4])" office:value-type="string" office:string-value="80-C0603C103K5R" calcext:value-type="string">
            <text:p>80-C0603C103K5R</text:p>
          </table:table-cell>
          <table:table-cell table:style-name="ce8" office:value-type="string" calcext:value-type="string">
            <text:p>80-C0603C103K5R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0, C21</text:p>
          </table:table-cell>
          <table:table-cell office:value-type="string" calcext:value-type="string">
            <text:p>20pF</text:p>
          </table:table-cell>
          <table:table-cell table:formula="of:=HYPERLINK(&quot;http://ar.mouser.com/Search/Refine.aspx?Keyword=&quot;&amp;[.F5];[.F5])" office:value-type="string" office:string-value="81-GRM39C200J50" calcext:value-type="string">
            <text:p>81-GRM39C200J50</text:p>
          </table:table-cell>
          <table:table-cell table:style-name="ce8" office:value-type="string" calcext:value-type="string">
            <text:p>81-GRM39C200J50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6, C7</text:p>
          </table:table-cell>
          <table:table-cell office:value-type="string" calcext:value-type="string">
            <text:p>18pF</text:p>
          </table:table-cell>
          <table:table-cell table:formula="of:=HYPERLINK(&quot;http://ar.mouser.com/Search/Refine.aspx?Keyword=&quot;&amp;[.F6];[.F6])" office:value-type="string" office:string-value="81-GRM39C180J50" calcext:value-type="string">
            <text:p>81-GRM39C180J50</text:p>
          </table:table-cell>
          <table:table-cell table:style-name="ce8" office:value-type="string" calcext:value-type="string">
            <text:p>81-GRM39C180J50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table:formula="of:=HYPERLINK(&quot;http://ar.mouser.com/Search/Refine.aspx?Keyword=&quot;&amp;[.F7];[.F7])" office:value-type="string" office:string-value="78-VLMS1300-GS08" calcext:value-type="string">
            <text:p>78-VLMS1300-GS08</text:p>
          </table:table-cell>
          <table:table-cell office:value-type="string" calcext:value-type="string">
            <text:p>78-VLMS1300-GS08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B1, FB4</text:p>
          </table:table-cell>
          <table:table-cell office:value-type="string" calcext:value-type="string">
            <text:p>FILTER</text:p>
          </table:table-cell>
          <table:table-cell table:formula="of:=HYPERLINK(&quot;http://ar.mouser.com/Search/Refine.aspx?Keyword=&quot;&amp;[.F8];[.F8])" office:value-type="string" office:string-value="810-MMZ1608B601C" calcext:value-type="string">
            <text:p>810-MMZ1608B601C</text:p>
          </table:table-cell>
          <table:table-cell office:value-type="string" calcext:value-type="string">
            <text:p>810-MMZ1608B601C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LOGO</text:p>
          </table:table-cell>
          <table:table-cell table:formula="of:=HYPERLINK(&quot;http://ar.mouser.com/Search/Refine.aspx?Keyword=&quot;&amp;[.F9];[.F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S2</text:p>
          </table:table-cell>
          <table:table-cell table:formula="of:=HYPERLINK(&quot;http://ar.mouser.com/Search/Refine.aspx?Keyword=&quot;&amp;[.F10];[.F1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CIE-MINI</text:p>
          </table:table-cell>
          <table:table-cell table:formula="of:=HYPERLINK(&quot;http://ar.mouser.com/Search/Refine.aspx?Keyword=&quot;&amp;[.F11];[.F1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VDD Sel. JUMPER</text:p>
          </table:table-cell>
          <table:table-cell table:formula="of:=HYPERLINK(&quot;http://ar.mouser.com/Search/Refine.aspx?Keyword=&quot;&amp;[.F12];[.F12])" office:value-type="string" office:string-value="855-M22-1920005" calcext:value-type="string">
            <text:p>855-M22-1920005</text:p>
          </table:table-cell>
          <table:table-cell office:value-type="string" calcext:value-type="string">
            <text:p>855-M22-1920005</text:p>
          </table:table-cell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6" office:value-type="string" calcext:value-type="string">
            <text:p>VDD Sel. Pines</text:p>
          </table:table-cell>
          <table:table-cell table:style-name="ce2" table:formula="of:=HYPERLINK(&quot;http://ar.mouser.com/Search/Refine.aspx?Keyword=&quot;&amp;[.F13];[.F13])" office:value-type="string" office:string-value="855-M22-2510305" calcext:value-type="string">
            <text:p>855-M22-2510305</text:p>
          </table:table-cell>
          <table:table-cell table:style-name="ce2" office:value-type="string" calcext:value-type="string">
            <text:p>855-M22-2510305</text:p>
          </table:table-cell>
          <table:table-cell office:value-type="string" calcext:value-type="string">
            <text:p>pines 2mm 1 fila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RGB</text:p>
          </table:table-cell>
          <table:table-cell table:formula="of:=HYPERLINK(&quot;http://ar.mouser.com/Search/Refine.aspx?Keyword=&quot;&amp;[.F14];[.F14])" office:value-type="string" office:string-value="859-LTST-C19FD1WT" calcext:value-type="string">
            <text:p>859-LTST-C19FD1WT</text:p>
          </table:table-cell>
          <table:table-cell office:value-type="string" calcext:value-type="string">
            <text:p>859-LTST-C19FD1WT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MicroUSB tipo B</text:p>
          </table:table-cell>
          <table:table-cell table:formula="of:=HYPERLINK(&quot;http://ar.mouser.com/Search/Refine.aspx?Keyword=&quot;&amp;[.F15];[.F15])" office:value-type="string" office:string-value="649-10118192-0001LF" calcext:value-type="string">
            <text:p>649-10118192-0001LF</text:p>
          </table:table-cell>
          <table:table-cell office:value-type="string" calcext:value-type="string">
            <text:p>649-10118192-0001LF</text:p>
          </table:table-cell>
          <table:table-cell/>
          <table:table-cell table:style-name="ce1" office:value-type="string" calcext:value-type="string">
            <text:p>housings</text:p>
          </table:table-cell>
          <table:table-cell table:number-columns-repeated="1012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2</text:p>
          </table:table-cell>
          <table:table-cell table:style-name="ce7" office:value-type="string" calcext:value-type="string">
            <text:p>IO2</text:p>
          </table:table-cell>
          <table:table-cell table:style-name="ce3" table:formula="of:=HYPERLINK(&quot;http://ar.mouser.com/Search/Refine.aspx?Keyword=&quot;&amp;[.F16];[.F16])" office:value-type="string" office:string-value="855-M22-2520705" calcext:value-type="string">
            <text:p>855-M22-2520705</text:p>
          </table:table-cell>
          <table:table-cell table:style-name="ce3" office:value-type="string" calcext:value-type="string">
            <text:p>855-M22-2520705</text:p>
          </table:table-cell>
          <table:table-cell office:value-type="string" calcext:value-type="string">
            <text:p>pines 2mm 2 filas</text:p>
          </table:table-cell>
          <table:table-cell office:value-type="string" calcext:value-type="string">
            <text:p>538-511101451</text:p>
          </table:table-cell>
          <table:table-cell table:number-columns-repeated="101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3</text:p>
          </table:table-cell>
          <table:table-cell table:style-name="ce6" office:value-type="string" calcext:value-type="string">
            <text:p>PWR</text:p>
          </table:table-cell>
          <table:table-cell table:style-name="ce2" table:formula="of:=HYPERLINK(&quot;http://ar.mouser.com/Search/Refine.aspx?Keyword=&quot;&amp;[.F17];[.F17])" office:value-type="string" office:string-value="855-M22-2510205" calcext:value-type="string">
            <text:p>855-M22-2510205</text:p>
          </table:table-cell>
          <table:table-cell table:style-name="ce2" office:value-type="string" calcext:value-type="string">
            <text:p>855-M22-2510205</text:p>
          </table:table-cell>
          <table:table-cell office:value-type="string" calcext:value-type="string">
            <text:p>pines 2mm 1 fila</text:p>
          </table:table-cell>
          <table:table-cell office:value-type="string" calcext:value-type="string">
            <text:p>538-51090-0200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, P5</text:p>
          </table:table-cell>
          <table:table-cell office:value-type="string" calcext:value-type="string">
            <text:p>MOUNTING_HOLE</text:p>
          </table:table-cell>
          <table:table-cell table:formula="of:=HYPERLINK(&quot;http://ar.mouser.com/Search/Refine.aspx?Keyword=&quot;&amp;[.F18];[.F1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6</text:p>
          </table:table-cell>
          <table:table-cell table:style-name="ce7" office:value-type="string" calcext:value-type="string">
            <text:p>IO1</text:p>
          </table:table-cell>
          <table:table-cell table:style-name="ce3" table:formula="of:=HYPERLINK(&quot;http://ar.mouser.com/Search/Refine.aspx?Keyword=&quot;&amp;[.F19];[.F19])" office:value-type="string" office:string-value="855-M22-2521005" calcext:value-type="string">
            <text:p>855-M22-2521005</text:p>
          </table:table-cell>
          <table:table-cell table:style-name="ce3" office:value-type="string" calcext:value-type="string">
            <text:p>855-M22-2521005</text:p>
          </table:table-cell>
          <table:table-cell office:value-type="string" calcext:value-type="string">
            <text:p>pines 2mm 2 filas</text:p>
          </table:table-cell>
          <table:table-cell office:value-type="string" calcext:value-type="string">
            <text:p>538-511102051</text:p>
          </table:table-cell>
          <table:table-cell table:number-columns-repeated="1012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7</text:p>
          </table:table-cell>
          <table:table-cell table:style-name="ce7" office:value-type="string" calcext:value-type="string">
            <text:p>DBG_IO</text:p>
          </table:table-cell>
          <table:table-cell table:style-name="ce3" table:formula="of:=HYPERLINK(&quot;http://ar.mouser.com/Search/Refine.aspx?Keyword=&quot;&amp;[.F20];[.F20])" office:value-type="string" office:string-value="855-M22-2520305" calcext:value-type="string">
            <text:p>855-M22-2520305</text:p>
          </table:table-cell>
          <table:table-cell table:style-name="ce3" office:value-type="string" calcext:value-type="string">
            <text:p>855-M22-2520305</text:p>
          </table:table-cell>
          <table:table-cell office:value-type="string" calcext:value-type="string">
            <text:p>pines 2mm 2 filas</text:p>
          </table:table-cell>
          <table:table-cell office:value-type="string" calcext:value-type="string">
            <text:p>538-51110-0660</text:p>
          </table:table-cell>
          <table:table-cell table:number-columns-repeated="1012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8</text:p>
          </table:table-cell>
          <table:table-cell table:style-name="ce7" office:value-type="string" calcext:value-type="string">
            <text:p>IO3</text:p>
          </table:table-cell>
          <table:table-cell table:style-name="ce3" table:formula="of:=HYPERLINK(&quot;http://ar.mouser.com/Search/Refine.aspx?Keyword=&quot;&amp;[.F21];[.F21])" office:value-type="string" office:string-value="855-M22-2520505" calcext:value-type="string">
            <text:p>855-M22-2520505</text:p>
          </table:table-cell>
          <table:table-cell table:style-name="ce3" office:value-type="string" calcext:value-type="string">
            <text:p>855-M22-2520505</text:p>
          </table:table-cell>
          <table:table-cell office:value-type="string" calcext:value-type="string">
            <text:p>pines 2mm 2 filas</text:p>
          </table:table-cell>
          <table:table-cell office:value-type="string" calcext:value-type="string">
            <text:p>538-51110-1050</text:p>
          </table:table-cell>
          <table:table-cell table:number-columns-repeated="101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9</text:p>
          </table:table-cell>
          <table:table-cell table:style-name="ce6" office:value-type="string" calcext:value-type="string">
            <text:p>DBG_SWD</text:p>
          </table:table-cell>
          <table:table-cell table:style-name="ce2" table:formula="of:=HYPERLINK(&quot;http://ar.mouser.com/Search/Refine.aspx?Keyword=&quot;&amp;[.F22];[.F22])" office:value-type="string" office:string-value="855-M22-2510605" calcext:value-type="string">
            <text:p>855-M22-2510605</text:p>
          </table:table-cell>
          <table:table-cell table:style-name="ce2" office:value-type="string" calcext:value-type="string">
            <text:p>855-M22-2510605</text:p>
          </table:table-cell>
          <table:table-cell office:value-type="string" calcext:value-type="string">
            <text:p>pines 2mm 1 fila</text:p>
          </table:table-cell>
          <table:table-cell office:value-type="string" calcext:value-type="string">
            <text:p>538-51090-0600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C857</text:p>
          </table:table-cell>
          <table:table-cell table:formula="of:=HYPERLINK(&quot;http://ar.mouser.com/Search/Refine.aspx?Keyword=&quot;&amp;[.F23];[.F23])" office:value-type="string" office:string-value="863-BC857BLT1G" calcext:value-type="string">
            <text:p>863-BC857BLT1G</text:p>
          </table:table-cell>
          <table:table-cell office:value-type="string" calcext:value-type="string">
            <text:p>863-BC857BLT1G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 R3</text:p>
          </table:table-cell>
          <table:table-cell office:value-type="float" office:value="100" calcext:value-type="float">
            <text:p>100</text:p>
          </table:table-cell>
          <table:table-cell table:formula="of:=HYPERLINK(&quot;http://ar.mouser.com/Search/Refine.aspx?Keyword=&quot;&amp;[.F24];[.F24])" office:value-type="string" office:string-value="71-CRCW0603-100-E3" calcext:value-type="string">
            <text:p>71-CRCW0603-100-E3</text:p>
          </table:table-cell>
          <table:table-cell table:style-name="ce8" office:value-type="string" calcext:value-type="string">
            <text:p>71-CRCW0603-100-E3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0, R9</text:p>
          </table:table-cell>
          <table:table-cell office:value-type="float" office:value="33" calcext:value-type="float">
            <text:p>33</text:p>
          </table:table-cell>
          <table:table-cell table:formula="of:=HYPERLINK(&quot;http://ar.mouser.com/Search/Refine.aspx?Keyword=&quot;&amp;[.F25];[.F25])" office:value-type="string" office:string-value="71-CRCW0603-33-E3" calcext:value-type="string">
            <text:p>71-CRCW0603-33-E3</text:p>
          </table:table-cell>
          <table:table-cell table:style-name="ce8" office:value-type="string" calcext:value-type="string">
            <text:p>71-CRCW0603-33-E3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1, R8</text:p>
          </table:table-cell>
          <table:table-cell office:value-type="string" calcext:value-type="string">
            <text:p>1.5k</text:p>
          </table:table-cell>
          <table:table-cell table:formula="of:=HYPERLINK(&quot;http://ar.mouser.com/Search/Refine.aspx?Keyword=&quot;&amp;[.F26];[.F26])" office:value-type="string" office:string-value="71-CRCW0603-1.5K-E3" calcext:value-type="string">
            <text:p>71-CRCW0603-1.5K-E3</text:p>
          </table:table-cell>
          <table:table-cell table:style-name="ce8" office:value-type="string" calcext:value-type="string">
            <text:p>71-CRCW0603-1.5K-E3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2, R16, R19</text:p>
          </table:table-cell>
          <table:table-cell office:value-type="string" calcext:value-type="string">
            <text:p>24k</text:p>
          </table:table-cell>
          <table:table-cell table:formula="of:=HYPERLINK(&quot;http://ar.mouser.com/Search/Refine.aspx?Keyword=&quot;&amp;[.F27];[.F27])" office:value-type="string" office:string-value="71-CRCW0603-24K-E3" calcext:value-type="string">
            <text:p>71-CRCW0603-24K-E3</text:p>
          </table:table-cell>
          <table:table-cell table:style-name="ce8" office:value-type="string" calcext:value-type="string">
            <text:p>71-CRCW0603-24K-E3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3, R15, R4, R21, R22</text:p>
          </table:table-cell>
          <table:table-cell office:value-type="string" calcext:value-type="string">
            <text:p>2k</text:p>
          </table:table-cell>
          <table:table-cell table:formula="of:=HYPERLINK(&quot;http://ar.mouser.com/Search/Refine.aspx?Keyword=&quot;&amp;[.F28];[.F28])" office:value-type="string" office:string-value="71-CRCW0603-2.0K-E3" calcext:value-type="string">
            <text:p>71-CRCW0603-2.0K-E3</text:p>
          </table:table-cell>
          <table:table-cell table:style-name="ce8" office:value-type="string" calcext:value-type="string">
            <text:p>71-CRCW0603-2.0K-E3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UL</text:p>
          </table:table-cell>
          <table:table-cell table:formula="of:=HYPERLINK(&quot;http://ar.mouser.com/Search/Refine.aspx?Keyword=&quot;&amp;[.F29];[.F2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7, R18</text:p>
          </table:table-cell>
          <table:table-cell office:value-type="string" calcext:value-type="string">
            <text:p>2.2k</text:p>
          </table:table-cell>
          <table:table-cell table:formula="of:=HYPERLINK(&quot;http://ar.mouser.com/Search/Refine.aspx?Keyword=&quot;&amp;[.F30];[.F30])" office:value-type="string" office:string-value="71-CRCW0603-2.2K-E3" calcext:value-type="string">
            <text:p>71-CRCW0603-2.2K-E3</text:p>
          </table:table-cell>
          <table:table-cell table:style-name="ce8" office:value-type="string" calcext:value-type="string">
            <text:p>71-CRCW0603-2.2K-E3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, R5</text:p>
          </table:table-cell>
          <table:table-cell office:value-type="string" calcext:value-type="string">
            <text:p>100k</text:p>
          </table:table-cell>
          <table:table-cell table:formula="of:=HYPERLINK(&quot;http://ar.mouser.com/Search/Refine.aspx?Keyword=&quot;&amp;[.F31];[.F31])" office:value-type="string" office:string-value="71-CRCW0603-100K-E3" calcext:value-type="string">
            <text:p>71-CRCW0603-100K-E3</text:p>
          </table:table-cell>
          <table:table-cell table:style-name="ce8" office:value-type="string" calcext:value-type="string">
            <text:p>71-CRCW0603-100K-E3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0</text:p>
          </table:table-cell>
          <table:table-cell table:style-name="Default" office:value-type="string" calcext:value-type="string">
            <text:p>10k</text:p>
          </table:table-cell>
          <table:table-cell table:formula="of:=HYPERLINK(&quot;http://ar.mouser.com/Search/Refine.aspx?Keyword=&quot;&amp;[.F32];[.F32])" office:value-type="string" office:string-value="71-CRCW0603-10K-E3" calcext:value-type="string">
            <text:p>71-CRCW0603-10K-E3</text:p>
          </table:table-cell>
          <table:table-cell table:style-name="ce8" office:value-type="string" calcext:value-type="string">
            <text:p>71-CRCW0603-10K-E3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6, R7</text:p>
          </table:table-cell>
          <table:table-cell office:value-type="float" office:value="270" calcext:value-type="float">
            <text:p>270</text:p>
          </table:table-cell>
          <table:table-cell table:formula="of:=HYPERLINK(&quot;http://ar.mouser.com/Search/Refine.aspx?Keyword=&quot;&amp;[.F33];[.F33])" office:value-type="string" office:string-value="71-CRCW0603-270-E3" calcext:value-type="string">
            <text:p>71-CRCW0603-270-E3</text:p>
          </table:table-cell>
          <table:table-cell table:style-name="ce8" office:value-type="string" calcext:value-type="string">
            <text:p>71-CRCW0603-270-E3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RESET</text:p>
          </table:table-cell>
          <table:table-cell table:formula="of:=HYPERLINK(&quot;http://ar.mouser.com/Search/Refine.aspx?Keyword=&quot;&amp;[.F34];[.F34])" office:value-type="string" office:string-value="506-FSMSM" calcext:value-type="string">
            <text:p>506-FSMSM</text:p>
          </table:table-cell>
          <table:table-cell office:value-type="string" calcext:value-type="string">
            <text:p>506-FSMSM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IC5319-3.3YD5</text:p>
          </table:table-cell>
          <table:table-cell table:formula="of:=HYPERLINK(&quot;http://ar.mouser.com/Search/Refine.aspx?Keyword=&quot;&amp;[.F35];[.F35])" office:value-type="string" office:string-value="998-MIC5319-3.3YD5TR" calcext:value-type="string">
            <text:p>998-MIC5319-3.3YD5TR</text:p>
          </table:table-cell>
          <table:table-cell office:value-type="string" calcext:value-type="string">
            <text:p>998-MIC5319-3.3YD5TR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PC11U35FBD48</text:p>
          </table:table-cell>
          <table:table-cell table:formula="of:=HYPERLINK(&quot;http://ar.mouser.com/Search/Refine.aspx?Keyword=&quot;&amp;[.F36];[.F36])" office:value-type="string" office:string-value="771-LPC11U35FBD48401" calcext:value-type="string">
            <text:p>771-LPC11U35FBD48401</text:p>
          </table:table-cell>
          <table:table-cell office:value-type="string" calcext:value-type="string">
            <text:p>771-LPC11U35FBD48401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PRTR5V0U2X</text:p>
          </table:table-cell>
          <table:table-cell table:formula="of:=HYPERLINK(&quot;http://ar.mouser.com/Search/Refine.aspx?Keyword=&quot;&amp;[.F37];[.F37])" office:value-type="string" office:string-value="771-PRTR5V0U2X-T/R" calcext:value-type="string">
            <text:p>771-PRTR5V0U2X-T/R</text:p>
          </table:table-cell>
          <table:table-cell office:value-type="string" calcext:value-type="string">
            <text:p>771-PRTR5V0U2X-T/R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LPC54102J512BD64</text:p>
          </table:table-cell>
          <table:table-cell table:formula="of:=HYPERLINK(&quot;http://ar.mouser.com/Search/Refine.aspx?Keyword=&quot;&amp;[.F38];[.F38])" office:value-type="string" office:string-value="771-LPC54102J512BD64" calcext:value-type="string">
            <text:p>771-LPC54102J512BD64</text:p>
          </table:table-cell>
          <table:table-cell office:value-type="string" calcext:value-type="string">
            <text:p>771-LPC54102J512BD64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1</text:p>
          </table:table-cell>
          <table:table-cell office:value-type="string" calcext:value-type="string">
            <text:p>VR</text:p>
          </table:table-cell>
          <table:table-cell table:formula="of:=HYPERLINK(&quot;http://ar.mouser.com/Search/Refine.aspx?Keyword=&quot;&amp;[.F39];[.F39])" office:value-type="string" office:string-value="504-PTS12066V100" calcext:value-type="string">
            <text:p>504-PTS12066V100</text:p>
          </table:table-cell>
          <table:table-cell office:value-type="string" calcext:value-type="string">
            <text:p>504-PTS12066V100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12MHz</text:p>
          </table:table-cell>
          <table:table-cell table:formula="of:=HYPERLINK(&quot;http://ar.mouser.com/Search/Refine.aspx?Keyword=&quot;&amp;[.F40];[.F40])" office:value-type="string" office:string-value="581-CX2520DB1C0WLSC1" calcext:value-type="string">
            <text:p>581-CX2520DB1C0WLSC1</text:p>
          </table:table-cell>
          <table:table-cell office:value-type="string" calcext:value-type="string">
            <text:p>581-CX2520DB1C0WLSC1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32.768kHz</text:p>
          </table:table-cell>
          <table:table-cell table:formula="of:=HYPERLINK(&quot;http://ar.mouser.com/Search/Refine.aspx?Keyword=&quot;&amp;[.F41];[.F41])" office:value-type="string" office:string-value="815-ABS25-32.768KHZT" calcext:value-type="string">
            <text:p>815-ABS25-32.768KHZT</text:p>
          </table:table-cell>
          <table:table-cell office:value-type="string" calcext:value-type="string">
            <text:p>815-ABS25-32.768KHZT</text:p>
          </table:table-cell>
          <table:table-cell table:number-columns-repeated="1014"/>
        </table:table-row>
        <table:table-row table:style-name="ro1" table:number-rows-repeated="1048534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/00/0000</text:date>, <text:time style:data-style-name="N2" text:time-value="23:53:14.4204972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8T23:53:51.812307783</dc:date>
    <dc:creator>Pablo </dc:creator>
    <meta:generator>LibreOffice/5.0.3.2$Linux_X86_64 LibreOffice_project/00m0$Build-2</meta:generator>
    <meta:editing-duration>PT1H26M39S</meta:editing-duration>
    <meta:editing-cycles>14</meta:editing-cycles>
    <meta:document-statistic meta:table-count="1" meta:cell-count="252" meta:object-count="0"/>
  </office:meta>
</office:document-meta>
</file>